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color="#666666" fo:font-size="10pt" style:font-size-asian="10pt" style:font-size-complex="10pt"/>
    </style:style>
    <style:style style:name="P3" style:family="paragraph" style:parent-style-name="Standard">
      <style:paragraph-properties fo:line-height="115%" fo:break-before="auto" fo:break-after="auto" style:writing-mode="lr-tb"/>
      <style:text-properties fo:color="#666666"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line-height="115%" fo:text-indent="0.5in" style:auto-text-indent="false" fo:break-before="auto" fo:break-after="auto" style:writing-mode="lr-tb"/>
    </style:style>
    <style:style style:name="P5" style:family="paragraph" style:parent-style-name="Standard">
      <style:paragraph-properties fo:margin-left="0in" fo:margin-right="0in" fo:line-height="115%" fo:text-indent="0in" style:auto-text-indent="false" fo:break-before="auto" fo:break-after="auto" style:writing-mode="lr-tb"/>
    </style:style>
    <style:style style:name="P6" style:family="paragraph" style:parent-style-name="Standard">
      <style:paragraph-properties fo:line-height="115%" style:writing-mode="lr-tb"/>
      <style:text-properties officeooo:paragraph-rsid="001715bc"/>
    </style:style>
    <style:style style:name="P7" style:family="paragraph" style:parent-style-name="Standard">
      <style:paragraph-properties fo:line-height="115%" style:writing-mode="lr-tb"/>
      <style:text-properties officeooo:rsid="001715bc" officeooo:paragraph-rsid="001715bc"/>
    </style:style>
    <style:style style:name="P8" style:family="paragraph" style:parent-style-name="Standard" style:list-style-name="LS2"/>
    <style:style style:name="P9" style:family="paragraph" style:parent-style-name="Standard" style:list-style-name="LS2">
      <style:paragraph-properties fo:margin-top="0in" fo:margin-bottom="0in" loext:contextual-spacing="false" fo:line-height="115%" fo:break-before="auto" fo:break-after="auto" style:writing-mode="lr-tb"/>
    </style:style>
    <style:style style:name="P10" style:family="paragraph" style:parent-style-name="Standard" style:list-style-name="LS3">
      <style:paragraph-properties fo:margin-top="0in" fo:margin-bottom="0in" loext:contextual-spacing="false" fo:line-height="115%" fo:break-before="auto" fo:break-after="auto" style:writing-mode="lr-tb"/>
    </style:style>
    <style:style style:name="P11" style:family="paragraph" style:parent-style-name="Standard" style:list-style-name="LS4">
      <style:paragraph-properties fo:margin-top="0in" fo:margin-bottom="0in" loext:contextual-spacing="false" fo:line-height="115%" fo:break-before="auto" fo:break-after="auto" style:writing-mode="lr-tb"/>
    </style:style>
    <style:style style:name="P12" style:family="paragraph" style:parent-style-name="Standard" style:list-style-name="LS7">
      <style:paragraph-properties fo:margin-top="0in" fo:margin-bottom="0in" loext:contextual-spacing="false" fo:line-height="115%" fo:break-before="auto" fo:break-after="auto" style:writing-mode="lr-tb"/>
    </style:style>
    <style:style style:name="P13" style:family="paragraph" style:parent-style-name="Standard" style:list-style-name="LS8">
      <style:paragraph-properties fo:margin-top="0in" fo:margin-bottom="0in" loext:contextual-spacing="false" fo:line-height="115%" fo:break-before="auto" fo:break-after="auto" style:writing-mode="lr-tb"/>
    </style:style>
    <style:style style:name="P14" style:family="paragraph" style:parent-style-name="Standard" style:list-style-name="LS9">
      <style:paragraph-properties fo:margin-top="0in" fo:margin-bottom="0in" loext:contextual-spacing="false" fo:line-height="115%" fo:break-before="auto" fo:break-after="auto" style:writing-mode="lr-tb"/>
    </style:style>
    <style:style style:name="P15" style:family="paragraph" style:parent-style-name="Standard" style:list-style-name="LS2">
      <style:paragraph-properties fo:margin-top="0in" fo:margin-bottom="0in" loext:contextual-spacing="false" fo:line-height="115%" fo:break-before="auto" fo:break-after="auto" style:writing-mode="lr-tb"/>
      <style:text-properties officeooo:rsid="001715bc" officeooo:paragraph-rsid="001715bc" style:language-asian="ja" style:country-asian="JP"/>
    </style:style>
    <style:style style:name="P16" style:family="paragraph" style:parent-style-name="Standard" style:list-style-name="LS3">
      <style:paragraph-properties fo:margin-top="0in" fo:margin-bottom="0in" loext:contextual-spacing="false" fo:line-height="115%" fo:break-before="auto" fo:break-after="auto" style:writing-mode="lr-tb"/>
      <style:text-properties fo:font-style="italic" style:font-style-asian="italic" style:font-style-complex="italic"/>
    </style:style>
    <style:style style:name="P17" style:family="paragraph" style:parent-style-name="Standard" style:list-style-name="LS2">
      <style:paragraph-properties fo:margin-top="0in" fo:margin-bottom="0in" loext:contextual-spacing="false" fo:line-height="115%" style:writing-mode="lr-tb"/>
      <style:text-properties officeooo:rsid="001715bc" officeooo:paragraph-rsid="001715bc" style:language-asian="ja" style:country-asian="JP"/>
    </style:style>
    <style:style style:name="P18" style:family="paragraph" style:parent-style-name="Standard" style:list-style-name="LS2">
      <style:paragraph-properties fo:margin-top="0in" fo:margin-bottom="0in" loext:contextual-spacing="false" fo:line-height="115%" style:writing-mode="lr-tb"/>
      <style:text-properties officeooo:rsid="00172786" officeooo:paragraph-rsid="00172786" style:language-asian="ja" style:country-asian="JP"/>
    </style:style>
    <style:style style:name="P19" style:family="paragraph" style:parent-style-name="Standard" style:list-style-name="L2">
      <style:paragraph-properties fo:margin-top="0in" fo:margin-bottom="0in" loext:contextual-spacing="false" fo:line-height="115%" fo:text-align="start" style:justify-single-word="false" fo:orphans="2" fo:widows="2" style:writing-mode="lr-tb"/>
      <style:text-properties officeooo:paragraph-rsid="00291bee"/>
    </style:style>
    <style:style style:name="P20" style:family="paragraph" style:parent-style-name="Standard" style:list-style-name="L2">
      <style:paragraph-properties fo:margin-top="0in" fo:margin-bottom="0in" loext:contextual-spacing="false" fo:line-height="115%" fo:text-align="start" style:justify-single-word="false" fo:orphans="2" fo:widows="2" style:writing-mode="lr-tb"/>
      <style:text-properties officeooo:paragraph-rsid="002b2fe6"/>
    </style:style>
    <style:style style:name="P21" style:family="paragraph" style:parent-style-name="Standard" style:list-style-name="L2">
      <style:paragraph-properties fo:margin-top="0in" fo:margin-bottom="0in" loext:contextual-spacing="false" fo:line-height="115%" fo:text-align="start" style:justify-single-word="false" fo:orphans="2" fo:widows="2" style:writing-mode="lr-tb"/>
      <style:text-properties officeooo:rsid="002d7bb7" officeooo:paragraph-rsid="002eefa2"/>
    </style:style>
    <style:style style:name="P22" style:family="paragraph" style:parent-style-name="Standard" style:list-style-name="L2">
      <style:paragraph-properties fo:margin-top="0in" fo:margin-bottom="0in" loext:contextual-spacing="false" fo:line-height="115%" fo:text-align="start" style:justify-single-word="false" fo:orphans="2" fo:widows="2" style:writing-mode="lr-tb"/>
      <style:text-properties officeooo:rsid="002f08d9" officeooo:paragraph-rsid="002f08d9"/>
    </style:style>
    <style:style style:name="P23" style:family="paragraph" style:parent-style-name="Standard">
      <style:paragraph-properties fo:margin-top="0in" fo:margin-bottom="0in" loext:contextual-spacing="false" fo:line-height="115%" fo:text-align="start" style:justify-single-word="false" fo:orphans="2" fo:widows="2" style:writing-mode="lr-tb"/>
      <style:text-properties officeooo:rsid="002f08d9" officeooo:paragraph-rsid="002f08d9"/>
    </style:style>
    <style:style style:name="P24" style:family="paragraph" style:parent-style-name="Standard">
      <style:paragraph-properties fo:margin-top="0in" fo:margin-bottom="0in" loext:contextual-spacing="false" fo:line-height="115%" fo:text-align="start" style:justify-single-word="false" fo:orphans="2" fo:widows="2" style:writing-mode="lr-tb"/>
      <style:text-properties officeooo:rsid="0030dca1" officeooo:paragraph-rsid="0030dca1"/>
    </style:style>
    <style:style style:name="P25" style:family="paragraph" style:parent-style-name="Standard">
      <style:paragraph-properties fo:margin-top="0in" fo:margin-bottom="0in" loext:contextual-spacing="false" fo:line-height="115%" fo:text-align="start" style:justify-single-word="false" fo:orphans="2" fo:widows="2" style:writing-mode="lr-tb"/>
      <style:text-properties officeooo:rsid="00331df2" officeooo:paragraph-rsid="00354d9c"/>
    </style:style>
    <style:style style:name="P26" style:family="paragraph" style:parent-style-name="Standard">
      <style:paragraph-properties fo:line-height="115%" fo:break-before="auto" fo:break-after="auto" style:writing-mode="lr-tb"/>
      <style:text-properties officeooo:rsid="00139289" officeooo:paragraph-rsid="001715bc" style:language-asian="ja" style:country-asian="JP"/>
    </style:style>
    <style:style style:name="P27" style:family="paragraph" style:parent-style-name="Standard">
      <style:paragraph-properties fo:line-height="115%" fo:break-before="auto" fo:break-after="auto" style:writing-mode="lr-tb"/>
      <style:text-properties fo:color="#666666" fo:font-size="10pt" fo:font-style="italic" style:font-size-asian="10pt" style:font-style-asian="italic" style:font-size-complex="10pt" style:font-style-complex="italic"/>
    </style:style>
    <style:style style:name="P28" style:family="paragraph" style:parent-style-name="Standard" style:list-style-name="L1">
      <style:paragraph-properties fo:line-height="115%" style:writing-mode="lr-tb"/>
      <style:text-properties officeooo:rsid="00139289" officeooo:paragraph-rsid="001715bc" style:language-asian="ja" style:country-asian="JP"/>
    </style:style>
    <style:style style:name="P29" style:family="paragraph" style:parent-style-name="Standard">
      <style:paragraph-properties fo:line-height="115%" style:writing-mode="lr-tb"/>
      <style:text-properties officeooo:rsid="00139289" officeooo:paragraph-rsid="001715bc" style:language-asian="ja" style:country-asian="JP"/>
    </style:style>
    <style:style style:name="P30" style:family="paragraph" style:parent-style-name="Standard" style:list-style-name="L1">
      <style:paragraph-properties fo:line-height="115%" style:writing-mode="lr-tb"/>
      <style:text-properties officeooo:rsid="00172786" officeooo:paragraph-rsid="00172786" style:language-asian="ja" style:country-asian="JP"/>
    </style:style>
    <style:style style:name="P31" style:family="paragraph" style:parent-style-name="Standard" style:list-style-name="L1">
      <style:paragraph-properties fo:line-height="115%" style:writing-mode="lr-tb"/>
      <style:text-properties officeooo:rsid="00172786" officeooo:paragraph-rsid="00172786"/>
    </style:style>
    <style:style style:name="P32" style:family="paragraph" style:parent-style-name="Standard" style:list-style-name="LS10">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style>
    <style:style style:name="P3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666666" fo:font-size="10pt" fo:font-style="italic" style:font-size-asian="10pt" style:font-style-asian="italic" style:font-size-complex="10pt" style:font-style-complex="italic"/>
    </style:style>
    <style:style style:name="P34" style:family="paragraph" style:parent-style-name="Standard" style:master-page-name="">
      <style:paragraph-properties fo:margin-left="0in" fo:margin-right="0in" fo:margin-top="0in" fo:margin-bottom="0in" loext:contextual-spacing="false" fo:line-height="115%" fo:text-align="start" style:justify-single-word="false" fo:orphans="2" fo:widows="2" fo:text-indent="0.5in" style:auto-text-indent="false" style:page-number="auto" fo:break-before="auto" fo:break-after="auto" style:writing-mode="lr-tb"/>
      <style:text-properties officeooo:paragraph-rsid="0025e672"/>
    </style:style>
    <style:style style:name="P35" style:family="paragraph" style:parent-style-name="Standard" style:master-page-name="">
      <style:paragraph-properties fo:margin-left="0in" fo:margin-right="0in" fo:margin-top="0in" fo:margin-bottom="0in" loext:contextual-spacing="false" fo:line-height="115%" fo:text-align="start" style:justify-single-word="false" fo:orphans="2" fo:widows="2" fo:text-indent="0.5in" style:auto-text-indent="false" style:page-number="auto" fo:break-before="auto" fo:break-after="auto" style:writing-mode="lr-tb"/>
    </style:style>
    <style:style style:name="P36" style:family="paragraph" style:parent-style-name="Standard">
      <style:paragraph-properties fo:margin-left="0in" fo:margin-right="0in" fo:margin-top="0in" fo:margin-bottom="0in" loext:contextual-spacing="false" fo:line-height="115%" fo:text-align="start" style:justify-single-word="false" fo:orphans="2" fo:widows="2" fo:text-indent="0.5in" style:auto-text-indent="false" style:writing-mode="lr-tb"/>
      <style:text-properties officeooo:paragraph-rsid="0025e672"/>
    </style:style>
    <style:style style:name="P37" style:family="paragraph" style:parent-style-name="Heading_20_1">
      <style:paragraph-properties fo:break-before="page"/>
    </style:style>
    <style:style style:name="P38" style:family="paragraph" style:parent-style-name="Heading_20_1">
      <style:text-properties officeooo:rsid="001c3251" officeooo:paragraph-rsid="001c3251" style:language-asian="ja" style:country-asian="JP"/>
    </style:style>
    <style:style style:name="P39" style:family="paragraph" style:parent-style-name="Heading_20_1" style:master-page-name="">
      <style:paragraph-properties fo:margin-left="0in" fo:margin-right="0in" fo:margin-top="0.3335in" fo:margin-bottom="0.0835in" loext:contextual-spacing="false" fo:line-height="115%" fo:text-align="start" style:justify-single-word="false" fo:orphans="2" fo:widows="2" fo:text-indent="0.5in" style:auto-text-indent="false" style:page-number="auto" fo:break-before="page" style:writing-mode="lr-tb"/>
      <style:text-properties officeooo:rsid="001c3251" officeooo:paragraph-rsid="001c3251" style:language-asian="ja" style:country-asian="JP"/>
    </style:style>
    <style:style style:name="P40" style:family="paragraph" style:parent-style-name="Heading_20_2">
      <style:paragraph-properties fo:margin-top="0.25in" fo:margin-bottom="0.0555in" loext:contextual-spacing="false" fo:line-height="115%" fo:break-before="page" style:writing-mode="lr-tb"/>
    </style:style>
    <style:style style:name="P41" style:family="paragraph" style:parent-style-name="Heading_20_2">
      <style:paragraph-properties fo:margin-top="0.25in" fo:margin-bottom="0.0555in" loext:contextual-spacing="false" fo:line-height="115%" fo:break-before="auto" fo:break-after="auto" style:writing-mode="lr-tb"/>
    </style:style>
    <style:style style:name="P42" style:family="paragraph" style:parent-style-name="Heading_20_2">
      <style:paragraph-properties fo:margin-top="0.25in" fo:margin-bottom="0.0555in" loext:contextual-spacing="false" fo:line-height="115%" fo:break-before="auto" fo:break-after="auto" style:writing-mode="lr-tb"/>
      <style:text-properties officeooo:rsid="0021e017" officeooo:paragraph-rsid="0021e017" style:language-asian="ja" style:country-asian="JP"/>
    </style:style>
    <style:style style:name="P43" style:family="paragraph" style:parent-style-name="Heading_20_2" style:master-page-name="">
      <style:paragraph-properties fo:margin-left="0in" fo:margin-right="0in" fo:margin-top="0.25in" fo:margin-bottom="0.0555in" loext:contextual-spacing="false" fo:line-height="115%" fo:text-align="start" style:justify-single-word="false" fo:orphans="2" fo:widows="2" fo:text-indent="0in" style:auto-text-indent="false" style:page-number="auto" fo:break-before="auto" fo:break-after="auto" style:writing-mode="lr-tb"/>
    </style:style>
    <style:style style:name="P44" style:family="paragraph" style:parent-style-name="Heading_20_2" style:master-page-name="">
      <style:paragraph-properties fo:margin-left="0in" fo:margin-right="0in" fo:margin-top="0.25in" fo:margin-bottom="0.0555in" loext:contextual-spacing="false" fo:line-height="115%" fo:text-align="start" style:justify-single-word="false" fo:orphans="2" fo:widows="2" fo:text-indent="0in" style:auto-text-indent="false" style:page-number="auto" fo:break-before="auto" fo:break-after="auto" style:writing-mode="lr-tb"/>
    </style:style>
    <style:style style:name="P45" style:family="paragraph" style:parent-style-name="Heading_20_2" style:master-page-name="">
      <style:paragraph-properties fo:margin-left="0in" fo:margin-right="0in" fo:margin-top="0.25in" fo:margin-bottom="0.0555in" loext:contextual-spacing="false" fo:line-height="115%" fo:text-align="start" style:justify-single-word="false" fo:orphans="2" fo:widows="2" fo:text-indent="0in" style:auto-text-indent="false" style:page-number="auto" fo:break-before="auto" fo:break-after="auto" style:writing-mode="lr-tb"/>
    </style:style>
    <style:style style:name="P46" style:family="paragraph" style:parent-style-name="Title" style:master-page-name="Standard">
      <style:paragraph-properties fo:text-align="center" style:justify-single-word="false" style:page-number="auto"/>
    </style:style>
    <style:style style:name="P47" style:family="paragraph" style:parent-style-name="Text_20_body">
      <style:paragraph-properties fo:text-align="center" style:justify-single-word="false"/>
    </style:style>
    <style:style style:name="P48" style:family="paragraph" style:parent-style-name="Text_20_body">
      <style:paragraph-properties fo:text-align="center" style:justify-single-word="false"/>
    </style:style>
    <style:style style:name="P49" style:family="paragraph" style:parent-style-name="Text_20_body">
      <style:paragraph-properties fo:text-align="center" style:justify-single-word="false"/>
      <style:text-properties officeooo:paragraph-rsid="001c3251"/>
    </style:style>
    <style:style style:name="P50" style:family="paragraph" style:parent-style-name="Footer" style:master-page-name="">
      <style:paragraph-properties fo:margin-left="0in" fo:margin-right="0in" fo:margin-top="0in" fo:margin-bottom="0in" loext:contextual-spacing="false" fo:line-height="115%" fo:text-align="start" style:justify-single-word="false" fo:orphans="2" fo:widows="2" fo:text-indent="0in" style:auto-text-indent="false" style:page-number="auto" fo:break-before="auto" fo:break-after="auto" text:number-lines="false" text:line-number="0" style:writing-mode="lr-tb">
        <style:tab-stops>
          <style:tab-stop style:position="3.25in" style:type="center"/>
          <style:tab-stop style:position="6.4992in" style:type="right"/>
          <style:tab-stop style:position="6.5in" style:type="right"/>
        </style:tab-stops>
      </style:paragraph-properties>
      <style:text-properties officeooo:rsid="0018326a" officeooo:paragraph-rsid="0018326a" style:language-asian="ja" style:country-asian="JP"/>
    </style:style>
    <style:style style:name="P51" style:family="paragraph" style:parent-style-name="Contents_20_10">
      <style:paragraph-properties>
        <style:tab-stops>
          <style:tab-stop style:position="4.7311in" style:type="right" style:leader-style="dotted" style:leader-text="."/>
        </style:tab-stops>
      </style:paragraph-properties>
    </style:style>
    <style:style style:name="P52" style:family="paragraph" style:parent-style-name="Contents_20_1">
      <style:paragraph-properties>
        <style:tab-stops>
          <style:tab-stop style:position="6.5in" style:type="right" style:leader-style="dotted" style:leader-text="."/>
        </style:tab-stops>
      </style:paragraph-properties>
    </style:style>
    <style:style style:name="P53" style:family="paragraph" style:parent-style-name="Header" style:master-page-name="">
      <style:paragraph-properties fo:margin-left="0in" fo:margin-right="0in" fo:margin-top="0in" fo:margin-bottom="0in" loext:contextual-spacing="false" fo:line-height="115%" fo:text-align="start" style:justify-single-word="false" fo:orphans="2" fo:widows="2" fo:text-indent="0in" style:auto-text-indent="false" style:page-number="auto" fo:break-before="auto" fo:break-after="auto" text:number-lines="false" text:line-number="0" style:writing-mode="lr-tb">
        <style:tab-stops>
          <style:tab-stop style:position="3.25in" style:type="center"/>
          <style:tab-stop style:position="6.5in" style:type="right"/>
        </style:tab-stops>
      </style:paragraph-properties>
      <style:text-properties officeooo:rsid="0019cd2e" officeooo:paragraph-rsid="0019cd2e" style:language-asian="ja" style:country-asian="JP"/>
    </style:style>
    <style:style style:name="T1" style:family="text">
      <style:text-properties fo:font-style="italic" style:font-style-asian="italic" style:font-style-complex="italic"/>
    </style:style>
    <style:style style:name="T2" style:family="text">
      <style:text-properties fo:font-style="italic" style:language-asian="ja" style:country-asian="JP" style:font-style-asian="italic" style:font-style-complex="italic"/>
    </style:style>
    <style:style style:name="T3" style:family="text">
      <style:text-properties style:language-asian="ja" style:country-asian="JP"/>
    </style:style>
    <style:style style:name="T4" style:family="text">
      <style:text-properties officeooo:rsid="00139289" style:language-asian="ja" style:country-asian="JP"/>
    </style:style>
    <style:style style:name="T5" style:family="text">
      <style:text-properties officeooo:rsid="0013ef7e" style:language-asian="ja" style:country-asian="JP"/>
    </style:style>
    <style:style style:name="T6" style:family="text">
      <style:text-properties officeooo:rsid="0014f0bd" style:language-asian="ja" style:country-asian="JP"/>
    </style:style>
    <style:style style:name="T7" style:family="text">
      <style:text-properties officeooo:rsid="0015311e" style:language-asian="ja" style:country-asian="JP"/>
    </style:style>
    <style:style style:name="T8" style:family="text">
      <style:text-properties officeooo:rsid="001715bc" style:language-asian="ja" style:country-asian="JP"/>
    </style:style>
    <style:style style:name="T9" style:family="text">
      <style:text-properties officeooo:rsid="00172786" style:language-asian="ja" style:country-asian="JP"/>
    </style:style>
    <style:style style:name="T10" style:family="text">
      <style:text-properties officeooo:rsid="0021e017" style:language-asian="ja" style:country-asian="JP"/>
    </style:style>
    <style:style style:name="T11" style:family="text">
      <style:text-properties officeooo:rsid="00252a67" style:language-asian="ja" style:country-asian="JP"/>
    </style:style>
    <style:style style:name="T12" style:family="text">
      <style:text-properties officeooo:rsid="0025e672" style:language-asian="ja" style:country-asian="JP"/>
    </style:style>
    <style:style style:name="T13" style:family="text">
      <style:text-properties officeooo:rsid="00269e88" style:language-asian="ja" style:country-asian="JP"/>
    </style:style>
    <style:style style:name="T14" style:family="text">
      <style:text-properties officeooo:rsid="0027c7fc" style:language-asian="ja" style:country-asian="JP"/>
    </style:style>
    <style:style style:name="T15" style:family="text">
      <style:text-properties officeooo:rsid="00286cec" style:language-asian="ja" style:country-asian="JP"/>
    </style:style>
    <style:style style:name="T16" style:family="text">
      <style:text-properties officeooo:rsid="002a2b85" style:language-asian="ja" style:country-asian="JP"/>
    </style:style>
    <style:style style:name="T17" style:family="text">
      <style:text-properties officeooo:rsid="002b2fe6" style:language-asian="ja" style:country-asian="JP"/>
    </style:style>
    <style:style style:name="T18" style:family="text">
      <style:text-properties officeooo:rsid="002bbeed" style:language-asian="ja" style:country-asian="JP"/>
    </style:style>
    <style:style style:name="T19" style:family="text">
      <style:text-properties officeooo:rsid="002d7bb7" style:language-asian="ja" style:country-asian="JP"/>
    </style:style>
    <style:style style:name="T20" style:family="text">
      <style:text-properties officeooo:rsid="002eefa2" style:language-asian="ja" style:country-asian="JP"/>
    </style:style>
    <style:style style:name="T21" style:family="text">
      <style:text-properties officeooo:rsid="0031cf99" style:language-asian="ja" style:country-asian="JP"/>
    </style:style>
    <style:style style:name="T22" style:family="text">
      <style:text-properties officeooo:rsid="00323c2f" style:language-asian="ja" style:country-asian="JP"/>
    </style:style>
    <style:style style:name="T23" style:family="text">
      <style:text-properties officeooo:rsid="0034bee3" style:language-asian="ja" style:country-asian="JP"/>
    </style:style>
    <style:style style:name="T24" style:family="text">
      <style:text-properties officeooo:rsid="00354d9c" style:language-asian="ja" style:country-asian="JP"/>
    </style:style>
    <style:style style:name="T25"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Galactic NEON</text:p>
      <text:p text:style-name="P47"><text:bookmark text:name="h.ehy162nm9xas"/>Game Design Document</text:p>
      <text:p text:style-name="P48"><text:bookmark-start text:name="__RefHeading__1074_1588752601"/><text:span text:style-name="T3">(c) Omiya Games</text:span> / <text:span text:style-name="T3">Taro Omiya</text:span><text:bookmark-end text:name="__RefHeading__1074_1588752601"/></text:p>
      <text:p text:style-name="P49"><text:bookmark-start text:name="__RefHeading__1076_1588752601"/><text:span text:style-name="T3">2014</text:span><text:bookmark-end text:name="__RefHeading__1076_1588752601"/></text:p>
      <text:h text:style-name="P39" text:outline-level="10"><text:bookmark-start text:name="__RefHeading__2206_1588752601"/><text:bookmark-end text:name="__RefHeading__2206_1588752601"/></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of Contents1_Head">
            <text:p text:style-name="Contents_20_Heading">Table of Contents</text:p>
          </text:index-title>
          <text:p text:style-name="P52"><text:a xlink:type="simple" xlink:href="#__RefHeading__1074_1588752601" text:style-name="Index_20_Link" text:visited-style-name="Index_20_Link">(c) Omiya Games / Taro Omiya<text:tab/>1</text:a></text:p>
          <text:p text:style-name="P52"><text:a xlink:type="simple" xlink:href="#__RefHeading__1076_1588752601" text:style-name="Index_20_Link" text:visited-style-name="Index_20_Link">2014<text:tab/>1</text:a></text:p>
          <text:p text:style-name="P52"><text:a xlink:type="simple" xlink:href="#__RefHeading__2314_1588752601" text:style-name="Index_20_Link" text:visited-style-name="Index_20_Link">Game Design<text:tab/>1</text:a></text:p>
          <text:p text:style-name="P51"><text:a xlink:type="simple" xlink:href="#__RefHeading__1082_1588752601" text:style-name="Index_20_Link" text:visited-style-name="Index_20_Link">Summary<text:tab/>1</text:a></text:p>
          <text:p text:style-name="P51"><text:a xlink:type="simple" xlink:href="#__RefHeading__1084_1588752601" text:style-name="Index_20_Link" text:visited-style-name="Index_20_Link">Gameplay<text:tab/>1</text:a></text:p>
          <text:p text:style-name="P51"><text:a xlink:type="simple" xlink:href="#__RefHeading__1086_1588752601" text:style-name="Index_20_Link" text:visited-style-name="Index_20_Link">Mindset<text:tab/>1</text:a></text:p>
          <text:p text:style-name="P52"><text:a xlink:type="simple" xlink:href="#__RefHeading__2316_1588752601" text:style-name="Index_20_Link" text:visited-style-name="Index_20_Link">Technical<text:tab/>2</text:a></text:p>
          <text:p text:style-name="P51"><text:a xlink:type="simple" xlink:href="#__RefHeading__1088_1588752601" text:style-name="Index_20_Link" text:visited-style-name="Index_20_Link">Screens<text:tab/>2</text:a></text:p>
          <text:p text:style-name="P51"><text:a xlink:type="simple" xlink:href="#__RefHeading__1090_1588752601" text:style-name="Index_20_Link" text:visited-style-name="Index_20_Link">Controls<text:tab/>2</text:a></text:p>
          <text:p text:style-name="P51"><text:a xlink:type="simple" xlink:href="#__RefHeading__1092_1588752601" text:style-name="Index_20_Link" text:visited-style-name="Index_20_Link">Mechanics<text:tab/>3</text:a></text:p>
          <text:p text:style-name="P52"><text:a xlink:type="simple" xlink:href="#__RefHeading__2318_1588752601" text:style-name="Index_20_Link" text:visited-style-name="Index_20_Link">Level Design<text:tab/>4</text:a></text:p>
          <text:p text:style-name="P51"><text:a xlink:type="simple" xlink:href="#__RefHeading__1094_1588752601" text:style-name="Index_20_Link" text:visited-style-name="Index_20_Link">Themes<text:tab/>4</text:a></text:p>
          <text:p text:style-name="P51"><text:a xlink:type="simple" xlink:href="#__RefHeading__1096_1588752601" text:style-name="Index_20_Link" text:visited-style-name="Index_20_Link">Game Flow<text:tab/>5</text:a></text:p>
          <text:p text:style-name="P52"><text:a xlink:type="simple" xlink:href="#__RefHeading__2320_1588752601" text:style-name="Index_20_Link" text:visited-style-name="Index_20_Link">Development<text:tab/>6</text:a></text:p>
          <text:p text:style-name="P51"><text:a xlink:type="simple" xlink:href="#__RefHeading__1098_1588752601" text:style-name="Index_20_Link" text:visited-style-name="Index_20_Link">Abstract Classes / Components<text:tab/>6</text:a></text:p>
          <text:p text:style-name="P51"><text:a xlink:type="simple" xlink:href="#__RefHeading__1100_1588752601" text:style-name="Index_20_Link" text:visited-style-name="Index_20_Link">Derived Classes / Component Compositions<text:tab/>7</text:a></text:p>
          <text:p text:style-name="P52"><text:a xlink:type="simple" xlink:href="#__RefHeading__2322_1588752601" text:style-name="Index_20_Link" text:visited-style-name="Index_20_Link">Graphics<text:tab/>8</text:a></text:p>
          <text:p text:style-name="P51"><text:a xlink:type="simple" xlink:href="#__RefHeading__1102_1588752601" text:style-name="Index_20_Link" text:visited-style-name="Index_20_Link">Style Attributes<text:tab/>8</text:a></text:p>
          <text:p text:style-name="P51"><text:a xlink:type="simple" xlink:href="#__RefHeading__1104_1588752601" text:style-name="Index_20_Link" text:visited-style-name="Index_20_Link">Graphics Needed<text:tab/>9</text:a></text:p>
          <text:p text:style-name="P52"><text:a xlink:type="simple" xlink:href="#__RefHeading__2324_1588752601" text:style-name="Index_20_Link" text:visited-style-name="Index_20_Link">Sounds/Music<text:tab/>10</text:a></text:p>
          <text:p text:style-name="P51"><text:a xlink:type="simple" xlink:href="#__RefHeading__1106_1588752601" text:style-name="Index_20_Link" text:visited-style-name="Index_20_Link">Style Attributes<text:tab/>10</text:a></text:p>
          <text:p text:style-name="P51"><text:a xlink:type="simple" xlink:href="#__RefHeading__1108_1588752601" text:style-name="Index_20_Link" text:visited-style-name="Index_20_Link">Sounds Needed<text:tab/>11</text:a></text:p>
          <text:p text:style-name="P51"><text:a xlink:type="simple" xlink:href="#__RefHeading__1110_1588752601" text:style-name="Index_20_Link" text:visited-style-name="Index_20_Link">Music Needed<text:tab/>12</text:a></text:p>
          <text:p text:style-name="P52"><text:a xlink:type="simple" xlink:href="#__RefHeading__2326_1588752601" text:style-name="Index_20_Link" text:visited-style-name="Index_20_Link">Schedule<text:tab/>13</text:a></text:p>
        </text:index-body>
      </text:table-of-content>
      <text:h text:style-name="P38" text:outline-level="10"/>
      <text:p text:style-name="P37"><text:bookmark-start text:name="__RefHeading__2314_1588752601"/><text:bookmark text:name="h.bicbhcq4ysvt"/><text:bookmark text:name="kix.vh7mr3wp9gub"/>Game Design<text:line-break/><text:bookmark-end text:name="__RefHeading__2314_1588752601"/><text:bookmark text:name="kix.y0z7a3kyjoqj"/></text:p>
      <text:h text:style-name="P43" text:outline-level="10"><text:bookmark-start text:name="__RefHeading__1082_1588752601"/><text:bookmark text:name="h.36k4i5a26d1o"/>Summary<text:bookmark-end text:name="__RefHeading__1082_1588752601"/></text:h>
      <text:p text:style-name="Standard"><text:bookmark text:name="kix.q89snwy3vllo"/><text:span text:style-name="T4">Galactic NEON is a rogue-like space shooter with loads of weapons, bosses, challenges, and unlockables. <text:s/>The randomly generated, infinitely large space serves for an endless number of action and possibilities.</text:span></text:p>
      <text:h text:style-name="P43" text:outline-level="10"><text:bookmark-start text:name="__RefHeading__1084_1588752601"/><text:bookmark text:name="h.aq1b8rj8jztg"/>Gameplay<text:bookmark-end text:name="__RefHeading__1084_1588752601"/></text:h>
      <text:p text:style-name="Standard"><text:span text:style-name="T4">Galactic NEON will be playable on both keyboard &amp; mouse combination, and a controller with two sticks. <text:s/>The main goal for the player is to </text:span><text:span text:style-name="T6">fight against enemy spaceships, asteroids, and other space debris. <text:s/>Throughout the adventure, the player is given an option to </text:span><text:span text:style-name="T4">complete </text:span><text:span text:style-name="T6">achievements</text:span><text:span text:style-name="T4">, </text:span><text:span text:style-name="T6">discover unlockables, and collect money from dead enemies</text:span><text:span text:style-name="T4">. <text:s/></text:span><text:span text:style-name="T7">Certain unlockables </text:span><text:span text:style-name="T8">upgrades </text:span><text:span text:style-name="T7">the ship's </text:span><text:span text:style-name="T8">stats, including </text:span><text:span text:style-name="T7">durability and secondary weapon capacity</text:span><text:span text:style-name="T4">.</text:span></text:p>
      <text:h text:style-name="P43" text:outline-level="10"><text:bookmark-start text:name="__RefHeading__1086_1588752601"/><text:bookmark text:name="h.mj9zo9gczbr1"/>Mindset<text:bookmark-end text:name="__RefHeading__1086_1588752601"/></text:h>
      <text:p text:style-name="Standard"><text:span text:style-name="T5">Galactic NEON is primarily an action game. <text:s/></text:span><text:span text:style-name="T6">Most of the game's focus will be on fighting. <text:s/></text:span><text:span text:style-name="T8">A large portion of the game will also focus on the sense of accomplishment and progressive skill improvement, using unlockables and upgrades spread throughout the game. <text:s/>Finally, a small but significant portion of the game will focus on exploration and new discovery, with the randomization factor fine-tuned to give the player a fresh new experience each time they play.</text:span></text:p>
      <text:p text:style-name="P1"/>
      <text:p text:style-name="P37"><text:bookmark-start text:name="__RefHeading__2316_1588752601"/><text:bookmark text:name="h.abiswxw92yv"/><text:bookmark text:name="kix.nw2pvrargt85"/>Technical<text:bookmark-end text:name="__RefHeading__2316_1588752601"/><text:bookmark text:name="kix.5baplgyo85eh"/></text:p>
      <text:h text:style-name="P41" text:outline-level="10"><text:bookmark-start text:name="__RefHeading__1088_1588752601"/><text:bookmark text:name="h.e9hfunin67sa"/>Screens<text:bookmark-end text:name="__RefHeading__1088_1588752601"/></text:h>
      <text:list xml:id="list2661191005467837104" text:style-name="LS2">
        <text:list-item>
          <text:p text:style-name="P9">Title Screen</text:p>
          <text:list>
            <text:list-item>
              <text:p text:style-name="P8">Start Game</text:p>
              <text:list>
                <text:list-item>
                  <text:p text:style-name="P17">Leads directly to Select Save Slot screen</text:p>
                </text:list-item>
              </text:list>
            </text:list-item>
          </text:list>
        </text:list-item>
        <text:list-item>
          <text:p text:style-name="P15">Select Save Slot Screen</text:p>
          <text:list>
            <text:list-item>
              <text:p text:style-name="P17">Select save slot</text:p>
              <text:list>
                <text:list-item>
                  <text:p text:style-name="P17">If new save slot, leads to Game screen</text:p>
                </text:list-item>
                <text:list-item>
                  <text:p text:style-name="P17">if a save slot that <text:span text:style-name="T1">doesn't</text:span><text:span text:style-name="T25"> have Endless mode unlocked, leads to Game screen</text:span></text:p>
                </text:list-item>
                <text:list-item>
                  <text:p text:style-name="P17"><text:span text:style-name="T25">if a save slot that </text:span><text:span text:style-name="T1">does</text:span><text:span text:style-name="T25"> have Endless mode unlocked, leads to Select Game Mode menu</text:span></text:p>
                </text:list-item>
              </text:list>
            </text:list-item>
            <text:list-item>
              <text:p text:style-name="P17">Select Game Mode</text:p>
              <text:list>
                <text:list-item>
                  <text:p text:style-name="P17">If a mode is selected, leads to Game screen</text:p>
                </text:list-item>
              </text:list>
            </text:list-item>
            <text:list-item>
              <text:p text:style-name="P17">Options Screen</text:p>
              <text:list>
                <text:list-item>
                  <text:p text:style-name="P17">Leads to Options screen</text:p>
                </text:list-item>
              </text:list>
            </text:list-item>
          </text:list>
        </text:list-item>
        <text:list-item>
          <text:p text:style-name="P17">Options Screen</text:p>
          <text:list>
            <text:list-item>
              <text:p text:style-name="P17">Adjust music volume</text:p>
            </text:list-item>
            <text:list-item>
              <text:p text:style-name="P17">Adjust sound effects volume</text:p>
            </text:list-item>
            <text:list-item>
              <text:p text:style-name="P17">Adjust brightness</text:p>
            </text:list-item>
            <text:list-item>
              <text:p text:style-name="P17">Adjust controls</text:p>
            </text:list-item>
            <text:list-item>
              <text:p text:style-name="P17">Return to Select Save Slot screen</text:p>
            </text:list-item>
          </text:list>
        </text:list-item>
        <text:list-item>
          <text:p text:style-name="P9">Game <text:span text:style-name="T8">Screen</text:span></text:p>
          <text:list>
            <text:list-item>
              <text:p text:style-name="P17">Enter a shop to go to Shop/Customization screen</text:p>
            </text:list-item>
            <text:list-item>
              <text:p text:style-name="P18">Press pause button to go to pause screen</text:p>
            </text:list-item>
          </text:list>
        </text:list-item>
        <text:list-item>
          <text:p text:style-name="P15">Shop/Customization Screen</text:p>
        </text:list-item>
        <text:list-item>
          <text:p text:style-name="P15">Pause Screen</text:p>
          <text:list>
            <text:list-item>
              <text:p text:style-name="P18">Resume</text:p>
            </text:list-item>
            <text:list-item>
              <text:p text:style-name="P18">Quest Board</text:p>
            </text:list-item>
            <text:list-item>
              <text:p text:style-name="P18">Options</text:p>
            </text:list-item>
            <text:list-item>
              <text:p text:style-name="P18">Save &amp; Quit</text:p>
            </text:list-item>
          </text:list>
        </text:list-item>
        <text:list-item>
          <text:p text:style-name="P18">Quest Board</text:p>
        </text:list-item>
        <text:list-item>
          <text:p text:style-name="P9">End Credits<text:bookmark text:name="kix.4u55u65bonjw"/></text:p>
        </text:list-item>
      </text:list>
      <text:h text:style-name="P41" text:outline-level="10"><text:bookmark-start text:name="__RefHeading__1090_1588752601"/><text:bookmark text:name="h.tbfhm99qaj2u"/>Controls<text:bookmark-end text:name="__RefHeading__1090_1588752601"/></text:h>
      <text:p text:style-name="P26">For keyboard and mouse:</text:p>
      <text:list xml:id="list4095489629583175599" text:style-name="L1">
        <text:list-item>
          <text:p text:style-name="P28"><text:soft-page-break/>WASD or arrow keys moves the ship</text:p>
        </text:list-item>
        <text:list-item>
          <text:p text:style-name="P28">move the mouse to aim (the cursor is the location the weapons will fire)</text:p>
        </text:list-item>
        <text:list-item>
          <text:p text:style-name="P28">left-click to fire the ship's main weapon</text:p>
          <text:list>
            <text:list-item>
              <text:p text:style-name="P28">holding the left-click allows the ship to fire rapidly</text:p>
            </text:list-item>
          </text:list>
        </text:list-item>
        <text:list-item>
          <text:p text:style-name="P28">right-click or shift to fire the ship's secondary weapon</text:p>
          <text:list>
            <text:list-item>
              <text:p text:style-name="P28">depending on the weapon, holding the right-click will prolong the duration of the weapon fire</text:p>
            </text:list-item>
          </text:list>
        </text:list-item>
        <text:list-item>
          <text:p text:style-name="P28">mouse wheel or QE to change the ship's secondary weapon</text:p>
        </text:list-item>
        <text:list-item>
          <text:p text:style-name="P31"><text:span text:style-name="T4">E</text:span><text:span text:style-name="T3">sc or P to pause and unpause the game</text:span></text:p>
        </text:list-item>
        <text:list-item>
          <text:p text:style-name="P30">On the menu, move the cursor and left-click to select option</text:p>
        </text:list-item>
      </text:list>
      <text:p text:style-name="P7"><text:span text:style-name="T4">A</text:span><text:span text:style-name="T3">n option may be needed to allow customizing the button configuration for firing and switching weapons.</text:span></text:p>
      <text:p text:style-name="P6"/>
      <text:p text:style-name="P29">For the controller:</text:p>
      <text:list xml:id="list193432054142921" text:continue-numbering="true" text:style-name="L1">
        <text:list-item>
          <text:p text:style-name="P28">left-stick moves the ship</text:p>
        </text:list-item>
        <text:list-item>
          <text:p text:style-name="P28">right-stick aims and fires the ship's main weapon</text:p>
        </text:list-item>
        <text:list-item>
          <text:p text:style-name="P28">left or right shoulder to fire the ship's secondary weapon</text:p>
        </text:list-item>
        <text:list-item>
          <text:p text:style-name="P28"><text:bookmark text:name="kix.vrkne3rhovuh"/>left or right trigger to change secondary weapon</text:p>
        </text:list-item>
        <text:list-item>
          <text:p text:style-name="P30">Start button to pause and unpause the game</text:p>
        </text:list-item>
        <text:list-item>
          <text:p text:style-name="P30">On the menu use the left-stick and A-button to select option</text:p>
        </text:list-item>
      </text:list>
      <text:h text:style-name="P41" text:outline-level="10"><text:bookmark-start text:name="__RefHeading__1092_1588752601"/><text:bookmark text:name="h.7t0hrygjvxi1"/>Mechanics<text:bookmark-end text:name="__RefHeading__1092_1588752601"/></text:h>
      <text:p text:style-name="P35"><text:span text:style-name="T9">While Galactic NEON will play like any shooter, the rogue-like aspect will be the most unique aspect.</text:span> <text:s/><text:span text:style-name="T9">This includes perma-death, randomized levels, and upgrades to assist later gameplays. <text:s/>The player should feel a sense of progression and increase in skill as they continue to play the game, and unlock new upgrades and power-ups.</text:span></text:p>
      <text:p text:style-name="P1"/>
      <text:p text:style-name="P37"><text:bookmark-start text:name="__RefHeading__2318_1588752601"/><text:bookmark text:name="h.y7i7333lqdq1"/><text:bookmark text:name="kix.mun66rmbl34h"/>Level Design<text:bookmark-end text:name="__RefHeading__2318_1588752601"/></text:p>
      <text:p text:style-name="P3">(Note : These sections can safely be skipped if they’re not relevant, or you’d rather go about it another way. For most games, at least one of them should be useful. But I’ll understand if you don’t want to use them. It’ll only hurt my feelings a little bit.)<text:bookmark text:name="kix.feu141lpqdpj"/></text:p>
      <text:h text:style-name="P41" text:outline-level="10"><text:bookmark-start text:name="__RefHeading__1094_1588752601"/><text:bookmark text:name="h.in6nqm17ixq"/>Themes<text:bookmark-end text:name="__RefHeading__1094_1588752601"/></text:h>
      <text:list xml:id="list5248630398626402513" text:style-name="LS3">
        <text:list-item>
          <text:p text:style-name="P10">Forest</text:p>
          <text:list>
            <text:list-item>
              <text:p text:style-name="P10">Mood</text:p>
              <text:list>
                <text:list-item>
                  <text:p text:style-name="P10">Dark, calm, foreboding</text:p>
                </text:list-item>
              </text:list>
            </text:list-item>
            <text:list-item>
              <text:p text:style-name="P10">Objects</text:p>
              <text:list>
                <text:list-item>
                  <text:p text:style-name="P16">Ambient</text:p>
                  <text:list>
                    <text:list-item>
                      <text:p text:style-name="P10">Fireflies</text:p>
                    </text:list-item>
                    <text:list-item>
                      <text:p text:style-name="P10">Beams of moonlight</text:p>
                    </text:list-item>
                    <text:list-item>
                      <text:p text:style-name="P10">Tall grass</text:p>
                    </text:list-item>
                  </text:list>
                </text:list-item>
                <text:list-item>
                  <text:p text:style-name="P16">Interactive</text:p>
                  <text:list>
                    <text:list-item>
                      <text:p text:style-name="P10">Wolves</text:p>
                    </text:list-item>
                    <text:list-item>
                      <text:p text:style-name="P10">Goblins</text:p>
                    </text:list-item>
                    <text:list-item>
                      <text:p text:style-name="P10">Rocks</text:p>
                    </text:list-item>
                  </text:list>
                </text:list-item>
              </text:list>
            </text:list-item>
          </text:list>
        </text:list-item>
        <text:list-item>
          <text:p text:style-name="P10">Castle</text:p>
          <text:list>
            <text:list-item>
              <text:p text:style-name="P10">Mood</text:p>
              <text:list>
                <text:list-item>
                  <text:p text:style-name="P10">Dangerous, tense, active</text:p>
                </text:list-item>
              </text:list>
            </text:list-item>
            <text:list-item>
              <text:p text:style-name="P10">Objects</text:p>
              <text:list>
                <text:list-item>
                  <text:p text:style-name="P16">Ambient</text:p>
                  <text:list>
                    <text:list-item>
                      <text:p text:style-name="P10">Rodents</text:p>
                    </text:list-item>
                    <text:list-item>
                      <text:p text:style-name="P10">Torches</text:p>
                    </text:list-item>
                    <text:list-item>
                      <text:p text:style-name="P10">Suits of armor</text:p>
                    </text:list-item>
                  </text:list>
                </text:list-item>
                <text:list-item>
                  <text:p text:style-name="P16">Interactive</text:p>
                  <text:list>
                    <text:list-item>
                      <text:p text:style-name="P10">Guards</text:p>
                    </text:list-item>
                    <text:list-item>
                      <text:p text:style-name="P10">Giant rats</text:p>
                    </text:list-item>
                    <text:list-item>
                      <text:p text:style-name="P10">Chests</text:p>
                    </text:list-item>
                  </text:list>
                </text:list-item>
              </text:list>
            </text:list-item>
          </text:list>
        </text:list-item>
      </text:list>
      <text:p text:style-name="P3">(example)</text:p>
      <text:p text:style-name="P2"/>
      <text:h text:style-name="P40" text:outline-level="10"><text:bookmark-start text:name="__RefHeading__1096_1588752601"/><text:bookmark text:name="h.2157jhnz836t"/><text:bookmark text:name="kix.lrp1xr74olld"/>Game Flow<text:bookmark-end text:name="__RefHeading__1096_1588752601"/></text:h>
      <text:list xml:id="list7700457663649220447" text:style-name="LS4">
        <text:list-item>
          <text:p text:style-name="P11">Player starts in forest</text:p>
        </text:list-item>
        <text:list-item>
          <text:p text:style-name="P11">Pond to the left, must move right</text:p>
        </text:list-item>
        <text:list-item>
          <text:p text:style-name="P11">To the right is a hill, player jumps to traverse it (“jump” taught)</text:p>
        </text:list-item>
        <text:list-item>
          <text:p text:style-name="P11">Player encounters castle - door’s shut and locked</text:p>
        </text:list-item>
        <text:list-item>
          <text:p text:style-name="P11">There’s a window within jump height, and a rock on the ground</text:p>
        </text:list-item>
        <text:list-item>
          <text:p text:style-name="P11">Player picks up rock and throws at glass (“throw” taught)</text:p>
        </text:list-item>
        <text:list-item>
          <text:p text:style-name="P11">… etc.</text:p>
        </text:list-item>
      </text:list>
      <text:p text:style-name="P3">(example)</text:p>
      <text:p text:style-name="P1"/>
      <text:p text:style-name="P37"><text:bookmark-start text:name="__RefHeading__2320_1588752601"/><text:bookmark text:name="h.q3waejfi805s"/><text:bookmark text:name="kix.k64sfnylstdx"/>Development<text:bookmark-end text:name="__RefHeading__2320_1588752601"/><text:bookmark text:name="kix.fwz93u72nlt2"/></text:p>
      <text:h text:style-name="P42" text:outline-level="10"><text:bookmark-start text:name="__RefHeading__1098_1588752601"/>GridManager and GridCell<text:bookmark-end text:name="__RefHeading__1098_1588752601"/></text:h>
      <text:p text:style-name="P34"/>
      <text:p text:style-name="Standard"><text:span text:style-name="T11">The GridManager and GridCell handles “level generation,” that is, enemy formations, bosses, puzzle setup, etc. <text:s/></text:span><text:span text:style-name="T12">Each GridCell retains the information of which enemy, boss, shop, or puzzle it retains. <text:s/>GridManager handles the placement and resource management of GridCells. <text:s/></text:span><text:span text:style-name="T13">As the ship travels long distances, it will traverse through different GridCells generated and managed by the GridManager.</text:span></text:p>
      <text:p text:style-name="P36"><text:span text:style-name="T13"/></text:p>
      <text:p text:style-name="Standard">GridM<text:span text:style-name="T10">anager retains a 2D grid of GridCell, while GridCell retains the only instance in GridManager. <text:s/></text:span><text:span text:style-name="T14">The center 9 GridCells in the GridManager will be marked active, while the other cells surrounding those 9 are either marked as new, persistent, or expired. <text:s/></text:span><text:span text:style-name="T15">As the name implies:</text:span></text:p>
      <text:p text:style-name="Standard"><text:span text:style-name="T15"/></text:p>
      <text:list xml:id="list1675012323079181669" text:style-name="L2">
        <text:list-item>
          <text:p text:style-name="P19"><text:span text:style-name="T15">Active GridCells are actively communicating with the GridManager to exchange information within the cell. <text:s/></text:span><text:span text:style-name="T19">These cells are never replaced by the GridManager or the QuestManager until the ship moves a substantial distance away from the cell.</text:span></text:p>
        </text:list-item>
        <text:list-item>
          <text:p text:style-name="P20"><text:span text:style-name="T16">New</text:span><text:span text:style-name="T14"> GridCells </text:span><text:span text:style-name="T16">are cells that have yet to be activated, although even at this state, the GridCell retains information about its content as if it's activated. <text:s/></text:span><text:span text:style-name="T17">These GridCells may end up being replaced by a new one if the QuestManager is tracking a new quest, or the GridManager is about to activate the cell, but deems it </text:span><text:span text:style-name="T18">does not have the correct difficulty</text:span><text:span text:style-name="T17">. <text:s/></text:span><text:span text:style-name="T20">Some GridCells — namely shop cells — are never marked as new, instead starting at persistent state.</text:span></text:p>
        </text:list-item>
        <text:list-item>
          <text:p text:style-name="P21"><text:span text:style-name="T14">P</text:span><text:span text:style-name="T3">ersistent GridCells are cells that were activated earlier. <text:s/>Similar to active GridCells, </text:span><text:span text:style-name="T20">t</text:span><text:span text:style-name="T3">hese cells are never replaced by the GridManager or the QuestManager </text:span><text:span text:style-name="T20">until either enough time passes for the GridCell to expire, or the ship moves a substantial distance away from the cell such that the GridManager can no longer retain its information</text:span><text:span text:style-name="T3">. </text:span><text:span text:style-name="T20">Certain GridCells — namely bosses, puzzles, and shop cells — don't expire regardless of how much time passes.</text:span></text:p>
        </text:list-item>
        <text:list-item>
          <text:p text:style-name="P22"><text:span text:style-name="T20">E</text:span><text:span text:style-name="T3">xpired GridCells are cells that were activated earlier, but substantial time has passed to deem the cell as outdated. <text:s/>The QuestManager may replace this cell when tracking a new quest. <text:s/>The GridManager will </text:span><text:span text:style-name="T2">always</text:span><text:span text:style-name="T3"> replace an expired GridCell with a new one when it's about to activate it.</text:span></text:p>
        </text:list-item>
      </text:list>
      <text:p text:style-name="P23"/>
      <text:p text:style-name="P24"><text:span text:style-name="T3">GridManager will handle activating enemies in each GridCell. <text:s/>If the stored enemy coordinates are close enough to the ship, a new instance (from the asset pool) of the enemy will </text:span><text:soft-page-break/><text:span text:style-name="T3">be generated and stored within the GridManager. <text:s/>The GridCell that retained this enemy's information will lose this information, as it's now an actively moving (and possible shifting to different GridCells) object. <text:s/>If an enemy, in turn, ends up far away from the ship while in an active state, the GridManager will deactivate that enemy (effectively returning it to the asset pool), and transfer that enemy's information into an active GridCell the enemy happens to be in. <text:s/></text:span><text:span text:style-name="T21">The GridManager will also handle retaining temporary objects — like bullets, power-ups, and explosions — similar to enemies: if they manage to travel far away from the ship, they will be deactivated and returned to the asset pool. <text:s/></text:span><text:span text:style-name="T22">Unlike enemies, though, these objects will not be stored in the GridCell.</text:span></text:p>
      <text:p text:style-name="P24"/>
      <text:p text:style-name="P25"><text:span text:style-name="T22">I</text:span><text:span text:style-name="T3">f the ship moves far enough to escape GridManager's center </text:span><text:span text:style-name="T23">GridCell</text:span><text:span text:style-name="T3">, the grid </text:span><text:span text:style-name="T23">held</text:span><text:span text:style-name="T3"> in the GridManager will need to be rearranged. <text:s/>After resolving </text:span><text:span text:style-name="T23">which GridCell the ship newly entered, the entire grid will be shifted to make that new GridCell the center. <text:s/>Activated GridCells that no longer surround the center GridCell will be marked persistent (the GridCells themselves handle when they expire). <text:s/>Non-active GridCell that now surrounds the center cell will either be 1) replaced with a new GridCell that is activated if the old one expired, or 2) activate the new or persistent GridCell. <text:s/></text:span><text:span text:style-name="T24">Naturally, the farthest column/row of </text:span><text:span text:style-name="T23">GridCell</text:span><text:span text:style-name="T24">s that are shifted out of the grid will be deactivated and collected by the asset pool. <text:s/>The new column/row of GridCells will now hold new GridCells. <text:s/>Occasionally, if there's enough distance between the new cell and the pre-existing shop cells in the grid, a shop cell will be generated, and will be marked persistent instead of new.</text:span></text:p>
      <text:p text:style-name="P37"><text:bookmark-start text:name="__RefHeading__2322_1588752601"/><text:bookmark text:name="h.yrw747nwmf96"/><text:bookmark text:name="kix.7fniby1a9lf0"/>Graphics<text:bookmark-end text:name="__RefHeading__2322_1588752601"/><text:bookmark text:name="kix.3ui65x9w2r9w"/></text:p>
      <text:h text:style-name="P41" text:outline-level="10"><text:bookmark-start text:name="__RefHeading__1102_1588752601"/><text:bookmark text:name="h.fkjpqgmw9d3k"/>Style Attributes<text:bookmark-end text:name="__RefHeading__1102_1588752601"/></text:h>
      <text:p text:style-name="P4">What kinds of colors will you be using? Do you have a limited palette to work with? A post-processed HSV map/image? Consistency is key for immersion.</text:p>
      <text:p text:style-name="P5"/>
      <text:p text:style-name="P4">What kind of graphic style are you going for? Cartoony? Pixel-y? Cute? How, specifically? Solid, thick outlines with flat hues? Non-black outlines with limited tints/shades? Emphasize smooth curvatures over sharp angles? Describe a set of general rules depicting your style here.</text:p>
      <text:p text:style-name="P1"/>
      <text:p text:style-name="P1"><text:tab/>Well-designed feedback, both good (e.g. leveling up) and bad (e.g. being hit), are great for teaching the player how to play through trial and error, instead of scripting a lengthy tutorial. What kind of visual feedback are you going to use to let the player know they’re interacting with something? That they *can* interact with something?</text:p>
      <text:p text:style-name="P1"/>
      <text:h text:style-name="P40" text:outline-level="10"><text:bookmark-start text:name="__RefHeading__1104_1588752601"/><text:bookmark text:name="h.tg94uola6hoc"/><text:bookmark text:name="kix.cdq39znqma9y"/>Graphics Needed<text:bookmark-end text:name="__RefHeading__1104_1588752601"/></text:h>
      <text:list xml:id="list6085282687840293927" text:style-name="LS7">
        <text:list-item>
          <text:p text:style-name="P12">Characters</text:p>
          <text:list>
            <text:list-item>
              <text:p text:style-name="P12">Human-like</text:p>
              <text:list>
                <text:list-item>
                  <text:p text:style-name="P12">Goblin (idle, walking, throwing)</text:p>
                </text:list-item>
                <text:list-item>
                  <text:p text:style-name="P12">Guard (idle, walking, stabbing)</text:p>
                </text:list-item>
                <text:list-item>
                  <text:p text:style-name="P12">Prisoner (walking, running)</text:p>
                </text:list-item>
              </text:list>
            </text:list-item>
            <text:list-item>
              <text:p text:style-name="P12">Other</text:p>
              <text:list>
                <text:list-item>
                  <text:p text:style-name="P12">Wolf (idle, walking, running)</text:p>
                </text:list-item>
                <text:list-item>
                  <text:p text:style-name="P12">Giant Rat (idle, scurrying)</text:p>
                </text:list-item>
              </text:list>
            </text:list-item>
          </text:list>
        </text:list-item>
        <text:list-item>
          <text:p text:style-name="P12">Blocks</text:p>
          <text:list>
            <text:list-item>
              <text:p text:style-name="P12">Dirt</text:p>
            </text:list-item>
            <text:list-item>
              <text:p text:style-name="P12">Dirt/Grass</text:p>
            </text:list-item>
            <text:list-item>
              <text:p text:style-name="P12">Stone Block</text:p>
            </text:list-item>
            <text:list-item>
              <text:p text:style-name="P12">Stone Bricks</text:p>
            </text:list-item>
            <text:list-item>
              <text:p text:style-name="P12">Tiled Floor</text:p>
            </text:list-item>
            <text:list-item>
              <text:p text:style-name="P12">Weathered Stone Block</text:p>
            </text:list-item>
            <text:list-item>
              <text:p text:style-name="P12">Weathered Stone Bricks</text:p>
            </text:list-item>
          </text:list>
        </text:list-item>
        <text:list-item>
          <text:p text:style-name="P12">Ambient</text:p>
          <text:list>
            <text:list-item>
              <text:p text:style-name="P12">Tall Grass</text:p>
            </text:list-item>
            <text:list-item>
              <text:p text:style-name="P12">Rodent (idle, scurrying)</text:p>
            </text:list-item>
            <text:list-item>
              <text:p text:style-name="P12">Torch</text:p>
            </text:list-item>
            <text:list-item>
              <text:p text:style-name="P12">Armored Suit</text:p>
            </text:list-item>
            <text:list-item>
              <text:p text:style-name="P12">Chains (matching Weathered Stone Bricks)</text:p>
            </text:list-item>
            <text:list-item>
              <text:p text:style-name="P12">Blood stains (matching Weathered Stone Bricks)</text:p>
            </text:list-item>
          </text:list>
        </text:list-item>
        <text:list-item>
          <text:p text:style-name="P12">Other</text:p>
          <text:list>
            <text:list-item>
              <text:p text:style-name="P12">Chest</text:p>
            </text:list-item>
            <text:list-item>
              <text:p text:style-name="P12">Door (matching Stone Bricks)</text:p>
            </text:list-item>
            <text:list-item>
              <text:p text:style-name="P12">Gate</text:p>
            </text:list-item>
            <text:list-item>
              <text:p text:style-name="P12">Button (matching Weathered Stone Bricks)</text:p>
            </text:list-item>
          </text:list>
        </text:list-item>
      </text:list>
      <text:p text:style-name="P3">(example)</text:p>
      <text:p text:style-name="P3"><text:line-break/>(Note : If you’re soloing you might not need to define this part, as you can just use the Derived Classes + Themes section as a reference. It’s up to you.)</text:p>
      <text:p text:style-name="P1"/>
      <text:p text:style-name="P37"><text:bookmark-start text:name="__RefHeading__2324_1588752601"/><text:bookmark text:name="h.qzvn0o965bb3"/><text:bookmark text:name="kix.p0zdtpym1l8"/>Sounds/Music<text:bookmark-end text:name="__RefHeading__2324_1588752601"/><text:bookmark text:name="kix.g829e5h0mi8e"/></text:p>
      <text:h text:style-name="P41" text:outline-level="10"><text:bookmark-start text:name="__RefHeading__1106_1588752601"/><text:bookmark text:name="h.mgdp2k9ujz1j"/>Style Attributes<text:bookmark-end text:name="__RefHeading__1106_1588752601"/></text:h>
      <text:p text:style-name="P1"><text:tab/>Again, consistency is key. Define that consistency here. What kind of instruments do you want to use in your music? Any particular tempo, key? Influences, genre? Mood?</text:p>
      <text:p text:style-name="P1"/>
      <text:p text:style-name="P4">Stylistically, what kind of sound effects are you looking for? Do you want to exaggerate actions with lengthy, cartoony sounds (e.g. mario’s jump), or use just enough to let the player know something happened (e.g. mega man’s landing)? Going for realism? You can use the music style as a bit of a reference too.<text:line-break/><text:tab/><text:line-break/><text:tab/>Remember, auditory feedback should stand out from the music and other sound effects so the player hears it well. Volume, panning, and frequency/pitch are all important aspects to consider in both music <text:span text:style-name="T1">and</text:span> sounds - so plan accordingly!</text:p>
      <text:p text:style-name="P1"/>
      <text:h text:style-name="P40" text:outline-level="10"><text:bookmark-start text:name="__RefHeading__1108_1588752601"/><text:bookmark text:name="h.xh1ay44tl9r3"/><text:bookmark text:name="kix.1k2k1v9771k6"/>Sounds Needed<text:bookmark-end text:name="__RefHeading__1108_1588752601"/></text:h>
      <text:list xml:id="list3399912249980228944" text:style-name="LS8">
        <text:list-item>
          <text:p text:style-name="P13">Effects</text:p>
          <text:list>
            <text:list-item>
              <text:p text:style-name="P13">Soft Footsteps (dirt floor)</text:p>
            </text:list-item>
            <text:list-item>
              <text:p text:style-name="P13">Sharper Footsteps (stone floor)</text:p>
            </text:list-item>
            <text:list-item>
              <text:p text:style-name="P13">Soft Landing (low vertical velocity)</text:p>
            </text:list-item>
            <text:list-item>
              <text:p text:style-name="P13">Hard Landing (high vertical velocity)</text:p>
            </text:list-item>
            <text:list-item>
              <text:p text:style-name="P13">Glass Breaking</text:p>
            </text:list-item>
            <text:list-item>
              <text:p text:style-name="P13">Chest Opening</text:p>
            </text:list-item>
            <text:list-item>
              <text:p text:style-name="P13">Door Opening</text:p>
            </text:list-item>
          </text:list>
        </text:list-item>
        <text:list-item>
          <text:p text:style-name="P13">Feedback</text:p>
          <text:list>
            <text:list-item>
              <text:p text:style-name="P13">Relieved “Ahhhh!” (health)</text:p>
            </text:list-item>
            <text:list-item>
              <text:p text:style-name="P13">Shocked “Ooomph!” (attacked)</text:p>
            </text:list-item>
            <text:list-item>
              <text:p text:style-name="P13">Happy chime (extra life)</text:p>
            </text:list-item>
            <text:list-item>
              <text:p text:style-name="P13">Sad chime (died)</text:p>
            </text:list-item>
          </text:list>
        </text:list-item>
      </text:list>
      <text:p text:style-name="P3">(example)</text:p>
      <text:h text:style-name="P40" text:outline-level="10"><text:bookmark-start text:name="__RefHeading__1110_1588752601"/><text:bookmark text:name="h.edtxv84efmib"/><text:bookmark text:name="kix.coz0pe9ii0ek"/>Music Needed<text:bookmark-end text:name="__RefHeading__1110_1588752601"/></text:h>
      <text:list xml:id="list7689205509423865417" text:style-name="LS9">
        <text:list-item>
          <text:p text:style-name="P14">Slow-paced, nerve-racking “forest” track</text:p>
        </text:list-item>
        <text:list-item>
          <text:p text:style-name="P14">Exciting “castle” track</text:p>
        </text:list-item>
        <text:list-item>
          <text:p text:style-name="P14">Creepy, slow “dungeon” track</text:p>
        </text:list-item>
        <text:list-item>
          <text:p text:style-name="P14">Happy ending credits track</text:p>
        </text:list-item>
        <text:list-item>
          <text:p text:style-name="P14">Rick Astley’s hit #1 single “Never Gonna Give You Up”</text:p>
        </text:list-item>
      </text:list>
      <text:p text:style-name="P3">(example)</text:p>
      <text:p text:style-name="P3"/>
      <text:p text:style-name="P3">(Note : Again, if you’re soloing you might be able to / want to skip this section. It’s up to you.)</text:p>
      <text:p text:style-name="P37"><text:bookmark-start text:name="__RefHeading__2326_1588752601"/><text:bookmark text:name="h.tn4arqjjx409"/><text:bookmark text:name="kix.ur637w5onhwq"/>Schedule<text:bookmark-end text:name="__RefHeading__2326_1588752601"/></text:p>
      <text:p text:style-name="P3">(what is a schedule, i don’t even. list is good enough, right? if not add some dates i guess)<text:line-break/></text:p>
      <text:list xml:id="list5797056861106703906" text:style-name="LS10">
        <text:list-item>
          <text:p text:style-name="P32">develop base classes</text:p>
          <text:list>
            <text:list-item>
              <text:p text:style-name="P32">base entity</text:p>
              <text:list>
                <text:list-item>
                  <text:p text:style-name="P32">base player</text:p>
                </text:list-item>
                <text:list-item>
                  <text:p text:style-name="P32">base enemy</text:p>
                </text:list-item>
                <text:list-item>
                  <text:p text:style-name="P32">base block</text:p>
                </text:list-item>
              </text:list>
            </text:list-item>
            <text:list-item>
              <text:p text:style-name="P32">base app state</text:p>
              <text:list>
                <text:list-item>
                  <text:p text:style-name="P32">game world</text:p>
                </text:list-item>
                <text:list-item>
                  <text:p text:style-name="P32">menu world</text:p>
                </text:list-item>
              </text:list>
            </text:list-item>
          </text:list>
        </text:list-item>
        <text:list-item>
          <text:p text:style-name="P32">develop player and basic block classes</text:p>
          <text:list>
            <text:list-item>
              <text:p text:style-name="P32">physics / collisions</text:p>
            </text:list-item>
          </text:list>
        </text:list-item>
        <text:list-item>
          <text:p text:style-name="P32">find some smooth controls/physics</text:p>
        </text:list-item>
        <text:list-item>
          <text:p text:style-name="P32">develop other derived classes</text:p>
          <text:list>
            <text:list-item>
              <text:p text:style-name="P32">blocks</text:p>
              <text:list>
                <text:list-item>
                  <text:p text:style-name="P32">moving</text:p>
                </text:list-item>
                <text:list-item>
                  <text:p text:style-name="P32">falling</text:p>
                </text:list-item>
                <text:list-item>
                  <text:p text:style-name="P32">breaking</text:p>
                </text:list-item>
                <text:list-item>
                  <text:p text:style-name="P32">cloud</text:p>
                </text:list-item>
              </text:list>
            </text:list-item>
            <text:list-item>
              <text:p text:style-name="P32">enemies</text:p>
              <text:list>
                <text:list-item>
                  <text:p text:style-name="P32">soldier</text:p>
                </text:list-item>
                <text:list-item>
                  <text:p text:style-name="P32">rat</text:p>
                </text:list-item>
                <text:list-item>
                  <text:p text:style-name="P32">etc.</text:p>
                </text:list-item>
              </text:list>
            </text:list-item>
          </text:list>
        </text:list-item>
        <text:list-item>
          <text:p text:style-name="P32">design levels</text:p>
          <text:list>
            <text:list-item>
              <text:p text:style-name="P32">introduce motion/jumping</text:p>
            </text:list-item>
            <text:list-item>
              <text:p text:style-name="P32">introduce throwing</text:p>
            </text:list-item>
            <text:list-item>
              <text:p text:style-name="P32">mind the pacing, let the player play between lessons</text:p>
            </text:list-item>
          </text:list>
        </text:list-item>
        <text:list-item>
          <text:p text:style-name="P32">design sounds</text:p>
        </text:list-item>
        <text:list-item>
          <text:p text:style-name="P32">design music</text:p>
        </text:list-item>
      </text:list>
      <text:p text:style-name="P33">(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5835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ubtitle" style:class="text">
      <style:paragraph-properties fo:margin-top="0.3335in" fo:margin-bottom="0.0835in" loext: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loext: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loext: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loext: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loext: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loext: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space-before="1.3748in" text:min-label-width="0.1252in"/>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space-before="2.8748in" text:min-label-width="0.1252in"/>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space-before="1.3748in" text:min-label-width="0.1252in"/>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space-before="2.8748in" text:min-label-width="0.1252in"/>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space-before="1.3748in" text:min-label-width="0.1252in"/>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space-before="2.8748in" text:min-label-width="0.1252in"/>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space-before="1.3748in" text:min-label-width="0.1252in"/>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space-before="2.8748in" text:min-label-width="0.1252in"/>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space-before="1.3748in" text:min-label-width="0.1252in"/>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space-before="2.8748in" text:min-label-width="0.1252in"/>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space-before="1.3748in" text:min-label-width="0.1252in"/>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space-before="2.8748in" text:min-label-width="0.1252in"/>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space-before="1.3748in" text:min-label-width="0.1252in"/>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space-before="2.8748in" text:min-label-width="0.1252in"/>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space-before="1.3748in" text:min-label-width="0.1252in"/>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space-before="2.8748in" text:min-label-width="0.1252in"/>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space-before="1.3748in" text:min-label-width="0.1252in"/>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space-before="2.8748in" text:min-label-width="0.1252in"/>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margin-left="0in" fo:margin-right="0in" fo:margin-top="0in" fo:margin-bottom="0in" loext:contextual-spacing="false" fo:line-height="115%" fo:text-align="start" style:justify-single-word="false" fo:orphans="2" fo:widows="2" fo:text-indent="0in" style:auto-text-indent="false" style:page-number="auto" fo:break-before="auto" fo:break-after="auto" text:number-lines="false" text:line-number="0" style:writing-mode="lr-tb">
        <style:tab-stops>
          <style:tab-stop style:position="3.25in" style:type="center"/>
          <style:tab-stop style:position="6.5in" style:type="right"/>
        </style:tab-stops>
      </style:paragraph-properties>
      <style:text-properties officeooo:rsid="0019cd2e" officeooo:paragraph-rsid="0019cd2e" style:language-asian="ja" style:country-asian="JP"/>
    </style:style>
    <style:style style:name="MP2" style:family="paragraph" style:parent-style-name="Footer" style:master-page-name="">
      <style:paragraph-properties fo:margin-left="0in" fo:margin-right="0in" fo:margin-top="0in" fo:margin-bottom="0in" loext:contextual-spacing="false" fo:line-height="115%" fo:text-align="start" style:justify-single-word="false" fo:orphans="2" fo:widows="2" fo:text-indent="0in" style:auto-text-indent="false" style:page-number="auto" fo:break-before="auto" fo:break-after="auto" text:number-lines="false" text:line-number="0" style:writing-mode="lr-tb">
        <style:tab-stops>
          <style:tab-stop style:position="3.25in" style:type="center"/>
          <style:tab-stop style:position="6.4992in" style:type="right"/>
          <style:tab-stop style:position="6.5in" style:type="right"/>
        </style:tab-stops>
      </style:paragraph-properties>
      <style:text-properties officeooo:rsid="0018326a" officeooo:paragraph-rsid="0018326a" style:language-asian="ja" style:country-asian="JP"/>
    </style:style>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e6e6ff">
          <style:background-image/>
        </style:header-footer-properties>
      </style:header-style>
      <style:footer-style>
        <style:header-footer-properties fo:min-height="0in" fo:margin-top="0.1965in" fo:border="none" fo:padding="0in" style:shadow="none" fo:background-color="#e6e6ff">
          <style:background-image/>
        </style:header-footer-properties>
      </style:footer-style>
    </style:page-layout>
  </office:automatic-styles>
  <office:master-styles>
    <style:master-page style:name="Standard" style:page-layout-name="Mpm1">
      <style:header>
        <text:p text:style-name="MP1">Galactic NEON<text:tab/><text:tab/>Game Design Document</text:p>
      </style:header>
      <style:footer>
        <text:p text:style-name="MP2">(c) Omiya Games, 2014<text:tab/><text:tab/>Page <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Windows_x86 LibreOffice_project/958349dc3b25111dbca392fbc281a05559ef6848</meta:generator>
    <dc:title/>
    <meta:initial-creator/>
    <meta:editing-cycles>37</meta:editing-cycles>
    <dc:date>2014-09-08T19:34:31.722000000</dc:date>
    <meta:editing-duration>PT2H53M50S</meta:editing-duration>
    <meta:document-statistic meta:table-count="0" meta:image-count="0" meta:object-count="0" meta:page-count="15" meta:paragraph-count="230" meta:word-count="2090" meta:character-count="12186" meta:non-whitespace-character-count="10431"/>
  </office:meta>
</office:document-meta>
</file>